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Aptos" svg:font-family="Apto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/>
    </style:style>
    <style:style style:name="P3" style:family="paragraph" style:parent-style-name="Standard">
      <style:text-properties style:font-name="Aptos"/>
    </style:style>
    <style:style style:name="P4" style:family="paragraph" style:parent-style-name="Standard" style:master-page-name="Standard">
      <style:paragraph-properties style:page-number="auto"/>
      <style:text-properties style:font-name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::Destiny</text:p>
      <text:p text:style-name="Standard"/>
      <text:p text:style-name="P2">::The MileStone</text:p>
      <text:p text:style-name="Standard"/>
      <text:p text:style-name="P1">::Content</text:p>
      <text:p text:style-name="P1">The Collection Index – The Bible Of Life</text:p>
      <text:p text:style-name="Standard"/>
      <text:p text:style-name="P1">::Description</text:p>
      <text:p text:style-name="P1"/>
      <text:p text:style-name="P3">A: The Book Of Your UnderStanding</text:p>
      <text:p text:style-name="P3">B: The Book Of Your Language</text:p>
      <text:p text:style-name="P3">0: The Book Of Your Birth</text:p>
      <text:p text:style-name="P3">1: The Book Of Your Faith</text:p>
      <text:p text:style-name="P3">2: The Book Of Your Love</text:p>
      <text:p text:style-name="P3">3: The Book Of Your Children</text:p>
      <text:p text:style-name="P3">4: The Book Of Your Support</text:p>
      <text:p text:style-name="P3">5: The Book Of Your Personality</text:p>
      <text:p text:style-name="P3">6: The Book Of Your Directives</text:p>
      <text:p text:style-name="P3">7: The Book Of Your Rights</text:p>
      <text:p text:style-name="P3">8: The Book Of Your Plan</text:p>
      <text:p text:style-name="P3">9: The Book Of Your Resista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Aptos" svg:font-family="Apto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cs" fo:country="CZ" style:letter-kerning="tru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adpis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size-asian="14pt"/>
    </style:style>
    <style:style style:name="Popisek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/>
    </style:style>
    <style:style style:name="Rejst_3f_ík" style:display-name="Rejst?ík" style:family="paragraph" style:parent-style-name="Standard">
      <style:paragraph-properties text:number-lines="false" text:line-number="0"/>
    </style:style>
    <style:style style:name="WW-Rejst_3f_ík" style:display-name="WW-Rejst?ík" style:family="paragraph" style:parent-style-name="Standard">
      <style:paragraph-properties text:number-lines="false" text:line-number="0"/>
    </style:style>
    <style:style style:name="WW-Rejst_3f_ík1" style:display-name="WW-Rejst?ík1" style:family="paragraph" style:parent-style-name="Standard">
      <style:paragraph-properties text:number-lines="false" text:line-number="0"/>
    </style:style>
    <style:style style:name="WW-Rejst_3f_ík11" style:display-name="WW-Rejst?ík11" style:family="paragraph" style:parent-style-name="Standard">
      <style:paragraph-properties text:number-lines="false" text:line-number="0"/>
    </style:style>
    <style:style style:name="WW-Rejst_3f_ík111" style:display-name="WW-Rejst?ík111" style:family="paragraph" style:parent-style-name="Standard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kas Stribrny</meta:initial-creator>
    <meta:creation-date>2025-12-29T23:21:04</meta:creation-date>
    <meta:editing-duration>P23DT22H16M13S</meta:editing-duration>
    <meta:generator>OpenOffice/4.1.16$Win32 OpenOffice.org_project/4116m3$Build-9816</meta:generator>
    <dc:date>2026-02-28T23:23:26.36</dc:date>
    <dc:creator>Patrick ImProVision</dc:creator>
    <meta:editing-cycles>3</meta:editing-cycles>
    <meta:document-statistic meta:table-count="0" meta:image-count="0" meta:object-count="0" meta:page-count="1" meta:paragraph-count="17" meta:word-count="85" meta:character-count="417"/>
  </office:meta>
</office:document-meta>
</file>